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DM Sans" svg:font-family="'DM Sans', sans-serif"/>
    <style:font-face style:name="JetBrains Mono" svg:font-family="'JetBrains Mono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5" svg:font-family="'Times New Roman'" style:font-adornments="Полужирный Курсив" style:font-family-generic="roman" style:font-pitch="variable"/>
  </office:font-face-decls>
  <office:automatic-styles>
    <style:style style:name="Таблица1" style:family="table">
      <style:table-properties style:width="6.8431in" fo:margin-left="-0.075in" fo:margin-top="0in" fo:margin-bottom="0in" table:align="left" style:writing-mode="lr-tb"/>
    </style:style>
    <style:style style:name="Таблица1.A" style:family="table-column">
      <style:table-column-properties style:column-width="3.0188in"/>
    </style:style>
    <style:style style:name="Таблица1.B" style:family="table-column">
      <style:table-column-properties style:column-width="1.8118in"/>
    </style:style>
    <style:style style:name="Таблица1.C" style:family="table-column">
      <style:table-column-properties style:column-width="2.0125in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6.4965in" table:align="margins"/>
    </style:style>
    <style:style style:name="Таблица2.A" style:family="table-column">
      <style:table-column-properties style:column-width="0.5868in" style:rel-column-width="5920*"/>
    </style:style>
    <style:style style:name="Таблица2.B" style:family="table-column">
      <style:table-column-properties style:column-width="1.9701in" style:rel-column-width="19871*"/>
    </style:style>
    <style:style style:name="Таблица2.D" style:family="table-column">
      <style:table-column-properties style:column-width="1.9701in" style:rel-column-width="19873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</style:style>
    <style:style style:name="P3" style:family="paragraph" style:parent-style-name="Times14_5f_РИО2" style:master-page-name="">
      <loext:graphic-properties draw:fill="none"/>
      <style:paragraph-properties fo:margin-left="0in" fo:margin-right="0in" fo:line-height="150%" fo:text-align="center" style:justify-single-word="false" fo:orphans="2" fo:widows="2" fo:text-indent="0.5118in" style:auto-text-indent="false" style:page-number="auto" fo:background-color="transparent" style:vertical-align="auto" style:writing-mode="lr-tb">
        <style:tab-stops>
          <style:tab-stop style:position="0.4925in"/>
        </style:tab-stops>
      </style:paragraph-properties>
    </style:style>
    <style:style style:name="P4" style:family="paragraph" style:parent-style-name="Standard">
      <style:paragraph-properties fo:margin-left="0in" fo:margin-right="0in" fo:line-height="150%" fo:text-indent="0.4925in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in" fo:margin-right="0in" fo:line-height="150%" fo:text-indent="0.4925in" style:auto-text-indent="false" style:writing-mode="lr-tb"/>
      <style:text-properties officeooo:paragraph-rsid="0013326f"/>
    </style:style>
    <style:style style:name="P6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fo:text-transform="uppercase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P8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Times New Roman3" fo:font-size="14pt" fo:language="ru" fo:country="RU" style:font-size-asian="14pt" style:language-asian="ru" style:country-asian="RU" style:font-name-complex="Times New Roman1" style:font-size-complex="12pt" style:language-complex="ar" style:country-complex="SA"/>
    </style:style>
    <style:style style:name="P11" style:family="paragraph" style:parent-style-name="Standard">
      <style:text-properties style:font-name="Times New Roman3" fo:font-size="14pt" fo:language="ru" fo:country="RU" style:font-size-asian="14pt" style:language-asian="ru" style:country-asian="RU" style:font-name-complex="Times New Roman1" style:font-size-complex="12pt" style:language-complex="ar" style:country-complex="SA"/>
    </style:style>
    <style:style style:name="P12" style:family="paragraph" style:parent-style-name="Standard">
      <style:text-properties style:font-name="Times New Roman3" fo:font-size="14pt" fo:language="ru" fo:country="RU" officeooo:rsid="000ef043" style:font-size-asian="14pt" style:language-asian="ru" style:country-asian="RU" style:font-name-complex="Times New Roman1" style:font-size-complex="12pt" style:language-complex="ar" style:country-complex="SA"/>
    </style:style>
    <style:style style:name="P13" style:family="paragraph" style:parent-style-name="Standard">
      <style:text-properties style:font-name="Times New Roman3" fo:font-size="14pt" fo:language="ru" fo:country="RU" officeooo:rsid="0013326f" officeooo:paragraph-rsid="0013326f" style:font-size-asian="14pt" style:language-asian="ru" style:country-asian="RU" style:font-name-complex="Times New Roman1" style:font-size-complex="12pt" style:language-complex="ar" style:country-complex="SA"/>
    </style:style>
    <style:style style:name="P14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15" style:family="paragraph" style:parent-style-name="Standard">
      <style:paragraph-properties fo:margin-left="0in" fo:margin-right="0in" fo:line-height="150%" fo:text-indent="0.4925in" style:auto-text-indent="false" style:writing-mode="lr-tb">
        <style:tab-stops/>
      </style:paragraph-properties>
      <style:text-properties style:font-name="Times New Roman3" style:font-size-complex="14pt"/>
    </style:style>
    <style:style style:name="P16" style:family="paragraph" style:parent-style-name="Standard">
      <style:paragraph-properties fo:margin-left="0in" fo:margin-right="0in" fo:line-height="150%" fo:text-indent="0in" style:auto-text-indent="false" style:writing-mode="lr-tb">
        <style:tab-stops/>
      </style:paragraph-properties>
      <style:text-properties style:font-name="Times New Roman3" style:font-size-complex="14pt"/>
    </style:style>
    <style:style style:name="P17" style:family="paragraph" style:parent-style-name="Text_20_body">
      <style:text-properties fo:color="#ff0000" loext:opacity="100%" officeooo:rsid="00323a6e" officeooo:paragraph-rsid="00323a6e"/>
    </style:style>
    <style:style style:name="P18" style:family="paragraph" style:parent-style-name="Text_20_body">
      <style:text-properties officeooo:rsid="00136246" officeooo:paragraph-rsid="00323a6e"/>
    </style:style>
    <style:style style:name="P19" style:family="paragraph" style:parent-style-name="Table_20_Contents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text:number-lines="false" text:line-number="0"/>
      <style:text-properties fo:font-size="12pt" officeooo:paragraph-rsid="00136246" style:font-size-asian="12pt" style:font-name-complex="Times New Roman1" style:font-size-complex="12pt"/>
    </style:style>
    <style:style style:name="P20" style:family="paragraph" style:parent-style-name="Table_20_Contents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text:number-lines="false" text:line-number="0"/>
      <style:text-properties fo:font-size="12pt" officeooo:rsid="00136246" officeooo:paragraph-rsid="00136246" style:font-size-asian="12pt" style:font-name-complex="Times New Roman1" style:font-size-complex="12pt"/>
    </style:style>
    <style:style style:name="P21" style:family="paragraph" style:parent-style-name="Text_20_body">
      <style:text-properties officeooo:rsid="000ef043" officeooo:paragraph-rsid="000ef043"/>
    </style:style>
    <style:style style:name="P22" style:family="paragraph" style:parent-style-name="Table">
      <style:paragraph-properties fo:keep-with-next="always"/>
    </style:style>
    <style:style style:name="P23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>
        <style:tab-stops/>
      </style:paragraph-properties>
      <style:text-properties fo:color="#000000" loext:opacity="100%" style:font-name="Times New Roman3" officeooo:rsid="003bf7fc" officeooo:paragraph-rsid="003bf7fc" style:font-size-complex="14pt"/>
    </style:style>
    <style:style style:name="P24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>
        <style:tab-stops/>
      </style:paragraph-properties>
      <style:text-properties fo:color="#000000" loext:opacity="100%" style:font-name="Times New Roman3" officeooo:rsid="003c99eb" officeooo:paragraph-rsid="003c99eb" style:font-size-complex="14pt"/>
    </style:style>
    <style:style style:name="P25" style:family="paragraph" style:parent-style-name="Text_20_body">
      <style:text-properties fo:color="#000000" loext:opacity="100%" officeooo:rsid="003dd9a4" officeooo:paragraph-rsid="003dd9a4"/>
    </style:style>
    <style:style style:name="P26" style:family="paragraph" style:parent-style-name="Text_20_body">
      <style:text-properties officeooo:rsid="003dd9a4" officeooo:paragraph-rsid="004f008a"/>
    </style:style>
    <style:style style:name="P27" style:family="paragraph" style:parent-style-name="Heading_20_1">
      <style:paragraph-properties fo:break-before="page"/>
      <style:text-properties officeooo:rsid="000ef043" officeooo:paragraph-rsid="003724e9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Heading_20_2">
      <style:text-properties style:font-name="Times New Roman3" fo:font-size="14pt" fo:language="ru" fo:country="RU" officeooo:paragraph-rsid="0013326f" style:font-size-asian="14pt" style:language-asian="ru" style:country-asian="RU" style:font-name-complex="Times New Roman1" style:font-size-complex="12pt" style:language-complex="ar" style:country-complex="SA"/>
    </style:style>
    <style:style style:name="P30" style:family="paragraph" style:parent-style-name="Standard" style:master-page-name="First_20_Page">
      <style:paragraph-properties fo:margin-left="0in" fo:margin-right="0in" fo:line-height="150%" fo:text-align="center" style:justify-single-word="false" fo:text-indent="0.4925in" style:auto-text-indent="false" style:page-number="auto" style:writing-mode="lr-tb"/>
      <style:text-properties fo:text-transform="uppercase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31" style:family="paragraph" style:parent-style-name="Standard">
      <style:text-properties fo:color="#000000" loext:opacity="100%" style:font-name="Times New Roman3" fo:font-size="14pt" fo:language="ru" fo:country="RU" style:font-size-asian="14pt" style:language-asian="ru" style:country-asian="RU" style:font-name-complex="Times New Roman1" style:font-size-complex="12pt" style:language-complex="ar" style:country-complex="SA"/>
    </style:style>
    <style:style style:name="P32" style:family="paragraph" style:parent-style-name="Standard" style:list-style-name="L2">
      <style:text-properties fo:color="#000000" loext:opacity="100%" style:font-name="Times New Roman3" fo:font-size="14pt" fo:language="ru" fo:country="RU" style:font-size-asian="14pt" style:language-asian="ru" style:country-asian="RU" style:font-name-complex="Times New Roman1" style:font-size-complex="12pt" style:language-complex="ar" style:country-complex="SA"/>
    </style:style>
    <style:style style:name="P33" style:family="paragraph" style:parent-style-name="Standard">
      <style:paragraph-properties fo:margin-left="0in" fo:margin-right="0in" fo:line-height="150%" fo:text-indent="0.4925in" style:auto-text-indent="false" style:writing-mode="lr-tb"/>
      <style:text-properties fo:color="#000000" loext:opacity="100%" officeooo:rsid="003fa8eb" officeooo:paragraph-rsid="003fa8eb"/>
    </style:style>
    <style:style style:name="P34" style:family="paragraph" style:parent-style-name="Standard">
      <style:paragraph-properties fo:margin-left="0in" fo:margin-right="0in" fo:line-height="150%" fo:text-indent="0.4925in" style:auto-text-indent="false" style:writing-mode="lr-tb"/>
      <style:text-properties fo:color="#000000" loext:opacity="100%" officeooo:rsid="00412912" officeooo:paragraph-rsid="00412912"/>
    </style:style>
    <style:style style:name="P35" style:family="paragraph" style:parent-style-name="Standard">
      <style:paragraph-properties fo:margin-left="0in" fo:margin-right="0in" fo:line-height="150%" fo:text-indent="0.4925in" style:auto-text-indent="false" style:writing-mode="lr-tb"/>
      <style:text-properties fo:color="#000000" loext:opacity="100%" officeooo:rsid="0041df1f" officeooo:paragraph-rsid="0041df1f"/>
    </style:style>
    <style:style style:name="P36" style:family="paragraph" style:parent-style-name="Standard">
      <style:paragraph-properties fo:margin-left="0in" fo:margin-right="0in" fo:line-height="150%" fo:text-indent="0.4925in" style:auto-text-indent="false" style:writing-mode="lr-tb"/>
      <style:text-properties fo:color="#000000" loext:opacity="100%" officeooo:rsid="0044ddc7" officeooo:paragraph-rsid="0044ddc7"/>
    </style:style>
    <style:style style:name="P37" style:family="paragraph" style:parent-style-name="Standard">
      <style:paragraph-properties fo:margin-left="0in" fo:margin-right="0in" fo:line-height="150%" fo:text-indent="0.4925in" style:auto-text-indent="false" style:writing-mode="lr-tb"/>
      <style:text-properties fo:color="#000000" loext:opacity="100%" officeooo:rsid="0045d651" officeooo:paragraph-rsid="0045d651"/>
    </style:style>
    <style:style style:name="P38" style:family="paragraph" style:parent-style-name="Standard">
      <style:paragraph-properties fo:margin-left="0in" fo:margin-right="0in" fo:line-height="150%" fo:text-indent="0.4925in" style:auto-text-indent="false" style:writing-mode="lr-tb"/>
      <style:text-properties fo:color="#000000" loext:opacity="100%" officeooo:rsid="00460e6a" officeooo:paragraph-rsid="00460e6a"/>
    </style:style>
    <style:style style:name="P39" style:family="paragraph" style:parent-style-name="Standard">
      <style:paragraph-properties fo:margin-left="0in" fo:margin-right="0in" fo:line-height="150%" fo:text-indent="0.4925in" style:auto-text-indent="false" style:writing-mode="lr-tb"/>
      <style:text-properties fo:color="#000000" loext:opacity="100%" officeooo:rsid="0047128d" officeooo:paragraph-rsid="0047128d"/>
    </style:style>
    <style:style style:name="P40" style:family="paragraph" style:parent-style-name="Standard">
      <style:paragraph-properties fo:margin-left="0in" fo:margin-right="0in" fo:line-height="150%" fo:text-indent="0.4925in" style:auto-text-indent="false" style:writing-mode="lr-tb"/>
      <style:text-properties fo:color="#000000" loext:opacity="100%" officeooo:rsid="004b4da1" officeooo:paragraph-rsid="004b4da1"/>
    </style:style>
    <style:style style:name="P41" style:family="paragraph" style:parent-style-name="Standard">
      <style:text-properties fo:color="#000000" loext:opacity="100%" officeooo:rsid="0018933d" officeooo:paragraph-rsid="004f9eab"/>
    </style:style>
    <style:style style:name="P42" style:family="paragraph" style:parent-style-name="Standard">
      <style:text-properties fo:color="#000000" loext:opacity="100%" officeooo:rsid="0018933d" officeooo:paragraph-rsid="004fda84"/>
    </style:style>
    <style:style style:name="P43" style:family="paragraph" style:parent-style-name="Standard">
      <style:paragraph-properties fo:margin-left="0in" fo:margin-right="0in" fo:text-indent="0in" style:auto-text-indent="false"/>
      <style:text-properties fo:color="#000000" loext:opacity="100%" officeooo:rsid="0018933d" officeooo:paragraph-rsid="004fda84"/>
    </style:style>
    <style:style style:name="P44" style:family="paragraph" style:parent-style-name="Standard">
      <style:text-properties fo:color="#ff0000" loext:opacity="100%" officeooo:rsid="00136246" officeooo:paragraph-rsid="004fda84"/>
    </style:style>
    <style:style style:name="P45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text:number-lines="false" text:line-number="0"/>
      <style:text-properties fo:font-size="12pt" officeooo:paragraph-rsid="004d0ab4" style:font-size-asian="12pt" style:font-name-complex="Times New Roman1" style:font-size-complex="12pt"/>
    </style:style>
    <style:style style:name="P46" style:family="paragraph" style:parent-style-name="Standard">
      <style:text-properties officeooo:rsid="0018933d" officeooo:paragraph-rsid="0018933d"/>
    </style:style>
    <style:style style:name="P47" style:family="paragraph" style:parent-style-name="Table_20_Contents" style:list-style-name="L1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style:font-size-asian="12pt" style:font-name-complex="Times New Roman1" style:font-size-complex="12pt"/>
    </style:style>
    <style:style style:name="P48" style:family="paragraph" style:parent-style-name="Table_20_Contents" style:list-style-name="L1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paragraph-rsid="00136246" style:font-size-asian="12pt" style:font-name-complex="Times New Roman1" style:font-size-complex="12pt"/>
    </style:style>
    <style:style style:name="P49" style:family="paragraph" style:parent-style-name="Table_20_Contents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text:number-lines="false" text:line-number="0"/>
      <style:text-properties fo:font-size="12pt" style:font-size-asian="12pt" style:font-name-complex="Times New Roman1" style:font-size-complex="12pt"/>
    </style:style>
    <style:style style:name="P50" style:family="paragraph" style:parent-style-name="Table_20_Contents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text:number-lines="false" text:line-number="0"/>
      <style:text-properties fo:font-size="12pt" officeooo:paragraph-rsid="0049a3dc" style:font-size-asian="12pt" style:font-name-complex="Times New Roman1" style:font-size-complex="12pt"/>
    </style:style>
    <style:style style:name="P51" style:family="paragraph" style:parent-style-name="Table_20_Contents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text:number-lines="false" text:line-number="0"/>
      <style:text-properties fo:font-size="12pt" officeooo:paragraph-rsid="004d0ab4" style:font-size-asian="12pt" style:font-name-complex="Times New Roman1" style:font-size-complex="12pt"/>
    </style:style>
    <style:style style:name="P52" style:family="paragraph" style:parent-style-name="Table_20_Contents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text:number-lines="false" text:line-number="0"/>
      <style:text-properties fo:font-size="12pt" officeooo:rsid="0049a3dc" officeooo:paragraph-rsid="0049a3dc" style:font-size-asian="12pt" style:font-name-complex="Times New Roman1" style:font-size-complex="12pt"/>
    </style:style>
    <style:style style:name="P53" style:family="paragraph" style:parent-style-name="Table_20_Contents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text:number-lines="false" text:line-number="0"/>
      <style:text-properties fo:font-size="12pt" officeooo:rsid="004b4da1" officeooo:paragraph-rsid="004b4da1" style:font-size-asian="12pt" style:font-name-complex="Times New Roman1" style:font-size-complex="12pt"/>
    </style:style>
    <style:style style:name="P54" style:family="paragraph" style:parent-style-name="Table_20_Contents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text:number-lines="false" text:line-number="0"/>
      <style:text-properties fo:font-size="12pt" officeooo:rsid="004d0ab4" officeooo:paragraph-rsid="004d0ab4" style:font-size-asian="12pt" style:font-name-complex="Times New Roman1" style:font-size-complex="12pt"/>
    </style:style>
    <style:style style:name="P55" style:family="paragraph" style:parent-style-name="Листинг">
      <style:text-properties fo:color="#ff0000" loext:opacity="100%" officeooo:rsid="00136246" officeooo:paragraph-rsid="00136246"/>
    </style:style>
    <style:style style:name="P56" style:family="paragraph" style:parent-style-name="Листинг">
      <style:text-properties fo:color="#ff0000" loext:opacity="100%" officeooo:rsid="00136246" officeooo:paragraph-rsid="004fda84"/>
    </style:style>
    <style:style style:name="P57" style:family="paragraph" style:parent-style-name="Листинг">
      <style:text-properties fo:color="#000000" loext:opacity="100%" officeooo:rsid="00136246" officeooo:paragraph-rsid="00136246"/>
    </style:style>
    <style:style style:name="P58" style:family="paragraph" style:parent-style-name="Листинг">
      <style:text-properties fo:color="#000000" loext:opacity="100%" officeooo:rsid="00136246" officeooo:paragraph-rsid="004fda84"/>
    </style:style>
    <style:style style:name="P59" style:family="paragraph" style:parent-style-name="Листинг">
      <style:text-properties officeooo:rsid="00136246" officeooo:paragraph-rsid="004fda84"/>
    </style:style>
    <style:style style:name="T1" style:family="text">
      <style:text-properties fo:text-transform="uppercase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2" style:family="text">
      <style:text-properties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3" style:family="text">
      <style:text-properties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T4" style:family="text">
      <style:text-properties style:font-name="Times New Roman3" fo:font-size="14pt" fo:language="ru" fo:country="RU" officeooo:rsid="0013326f" style:font-size-asian="14pt" style:language-asian="ru" style:country-asian="RU" style:font-name-complex="Times New Roman1" style:font-size-complex="14pt" style:language-complex="ar" style:country-complex="SA"/>
    </style:style>
    <style:style style:name="T5" style:family="text">
      <style:text-properties style:font-name="Times New Roman3" fo:font-size="14pt" fo:language="ru" fo:country="RU" style:font-size-asian="14pt" style:language-asian="ru" style:country-asian="RU" style:font-name-complex="Times New Roman1" style:font-size-complex="12pt" style:language-complex="ar" style:country-complex="SA"/>
    </style:style>
    <style:style style:name="T6" style:family="text">
      <style:text-properties style:font-name="Times New Roman3" fo:font-size="14pt" fo:language="ru" fo:country="RU" fo:font-style="normal" fo:font-weight="normal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7" style:family="text">
      <style:text-properties style:font-name="Times New Roman3" fo:font-size="14pt" fo:language="ru" fo:country="RU" fo:font-style="normal" fo:font-weight="normal" officeooo:rsid="0041df1f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8" style:family="text">
      <style:text-properties style:font-name="Times New Roman3" fo:font-size="14pt" fo:language="ru" fo:country="RU" fo:font-style="normal" style:text-underline-style="none" fo:font-weight="normal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9" style:family="text">
      <style:text-properties style:font-name="Times New Roman3" fo:font-size="14pt" fo:language="ru" fo:country="RU" fo:font-style="normal" style:text-underline-style="none" fo:font-weight="normal" officeooo:rsid="00433da2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0" style:family="text">
      <style:text-properties style:font-name="Times New Roman3" fo:font-size="14pt" fo:language="ru" fo:country="RU" fo:font-style="normal" style:text-underline-style="none" fo:font-weight="normal" officeooo:rsid="0045d65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1" style:family="text">
      <style:text-properties style:font-name="Times New Roman3" fo:font-size="14pt" fo:language="ru" fo:country="RU" fo:font-style="normal" style:text-underline-style="none" fo:font-weight="normal" officeooo:rsid="004864ee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2" style:family="text">
      <style:text-properties style:font-name="Times New Roman3" fo:font-size="14pt" fo:language="ru" fo:country="RU" fo:font-style="normal" style:text-underline-style="none" fo:font-weight="normal" officeooo:rsid="0048beea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3" style:family="text">
      <style:text-properties style:font-name="Times New Roman3" fo:font-size="14pt" fo:language="ru" fo:country="RU" fo:font-style="normal" style:text-underline-style="none" fo:font-weight="normal" officeooo:rsid="00494054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4" style:family="text">
      <style:text-properties style:font-name="Times New Roman3" fo:font-size="14pt" fo:language="ru" fo:country="RU" fo:font-style="italic" fo:font-weight="normal" style:font-size-asian="14pt" style:language-asian="ru" style:country-asian="RU" style:font-style-asian="italic" style:font-weight-asian="normal" style:font-name-complex="Times New Roman1" style:font-size-complex="14pt" style:language-complex="ar" style:country-complex="SA" style:font-style-complex="italic" style:font-weight-complex="normal"/>
    </style:style>
    <style:style style:name="T15" style:family="text">
      <style:text-properties style:font-name="Times New Roman3" fo:font-size="14pt" fo:language="ru" fo:country="RU" fo:font-style="italic" fo:font-weight="normal" officeooo:rsid="0041df1f" style:font-size-asian="14pt" style:language-asian="ru" style:country-asian="RU" style:font-style-asian="italic" style:font-weight-asian="normal" style:font-name-complex="Times New Roman1" style:font-size-complex="14pt" style:language-complex="ar" style:country-complex="SA" style:font-style-complex="italic" style:font-weight-complex="normal"/>
    </style:style>
    <style:style style:name="T16" style:family="text">
      <style:text-properties style:font-name="Times New Roman3" fo:font-size="14pt" fo:language="ru" fo:country="RU" fo:font-style="italic" style:text-underline-style="none" fo:font-weight="normal" style:font-size-asian="14pt" style:language-asian="ru" style:country-asian="RU" style:font-style-asian="italic" style:font-weight-asian="normal" style:font-name-complex="Times New Roman1" style:font-size-complex="14pt" style:language-complex="ar" style:country-complex="SA" style:font-style-complex="italic" style:font-weight-complex="normal"/>
    </style:style>
    <style:style style:name="T17" style:family="text">
      <style:text-properties style:font-name="Times New Roman3" fo:font-size="14pt" fo:language="ru" fo:country="RU" fo:font-style="italic" style:text-underline-style="none" fo:font-weight="normal" officeooo:rsid="00433da2" style:font-size-asian="14pt" style:language-asian="ru" style:country-asian="RU" style:font-style-asian="italic" style:font-weight-asian="normal" style:font-name-complex="Times New Roman1" style:font-size-complex="14pt" style:language-complex="ar" style:country-complex="SA" style:font-style-complex="italic" style:font-weight-complex="normal"/>
    </style:style>
    <style:style style:name="T18" style:family="text">
      <style:text-properties style:font-name="Times New Roman3" fo:font-size="14pt" fo:language="ru" fo:country="RU" fo:font-style="italic" style:text-underline-style="none" fo:font-weight="normal" officeooo:rsid="0045d651" style:font-size-asian="14pt" style:language-asian="ru" style:country-asian="RU" style:font-style-asian="italic" style:font-weight-asian="normal" style:font-name-complex="Times New Roman1" style:font-size-complex="14pt" style:language-complex="ar" style:country-complex="SA" style:font-style-complex="italic" style:font-weight-complex="normal"/>
    </style:style>
    <style:style style:name="T19" style:family="text">
      <style:text-properties style:font-name="Times New Roman3" fo:font-size="14pt" fo:language="ru" fo:country="RU" fo:font-style="italic" style:text-underline-style="none" fo:font-weight="normal" officeooo:rsid="004864ee" style:font-size-asian="14pt" style:language-asian="ru" style:country-asian="RU" style:font-style-asian="italic" style:font-weight-asian="normal" style:font-name-complex="Times New Roman1" style:font-size-complex="14pt" style:language-complex="ar" style:country-complex="SA" style:font-style-complex="italic" style:font-weight-complex="normal"/>
    </style:style>
    <style:style style:name="T20" style:family="text">
      <style:text-properties style:font-name="Times New Roman3" style:font-size-complex="14pt"/>
    </style:style>
    <style:style style:name="T21" style:family="text">
      <style:text-properties fo:color="#ff0000" loext:opacity="100%"/>
    </style:style>
    <style:style style:name="T22" style:family="text">
      <style:text-properties fo:color="#ff0000" loext:opacity="100%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23" style:family="text">
      <style:text-properties fo:color="#ff0000" loext:opacity="100%" officeooo:rsid="001991e7"/>
    </style:style>
    <style:style style:name="T24" style:family="text">
      <style:text-properties fo:color="#ff0000" loext:opacity="100%" officeooo:rsid="00323a6e"/>
    </style:style>
    <style:style style:name="T25" style:family="text">
      <style:text-properties fo:color="#ff0000" loext:opacity="100%" officeooo:rsid="00358002"/>
    </style:style>
    <style:style style:name="T26" style:family="text">
      <style:text-properties fo:color="#ff0000" loext:opacity="100%" officeooo:rsid="0014324b"/>
    </style:style>
    <style:style style:name="T27" style:family="text">
      <style:text-properties fo:color="#000000" loext:opacity="100%"/>
    </style:style>
    <style:style style:name="T28" style:family="text">
      <style:text-properties fo:color="#000000" loext:opacity="100%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29" style:family="text">
      <style:text-properties fo:color="#000000" loext:opacity="100%" style:font-name="Times New Roman3" fo:font-size="14pt" fo:language="ru" fo:country="RU" fo:font-weight="bold" officeooo:rsid="003bf7fc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30" style:family="text">
      <style:text-properties fo:color="#000000" loext:opacity="100%" style:font-name="Times New Roman3" fo:font-size="14pt" fo:language="ru" fo:country="RU" fo:font-weight="bold" officeooo:rsid="003c99eb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31" style:family="text">
      <style:text-properties fo:color="#000000" loext:opacity="100%" style:font-name="Times New Roman3" officeooo:rsid="003bf7fc" style:font-size-complex="14pt"/>
    </style:style>
    <style:style style:name="T32" style:family="text">
      <style:text-properties fo:color="#000000" loext:opacity="100%" officeooo:rsid="004f008a"/>
    </style:style>
    <style:style style:name="T33" style:family="text">
      <style:text-properties fo:color="#000000" loext:opacity="100%" officeooo:rsid="003f3238"/>
    </style:style>
    <style:style style:name="T34" style:family="text">
      <style:text-properties fo:font-variant="normal" fo:text-transform="none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35" style:family="text">
      <style:text-properties fo:font-variant="normal" fo:text-transform="none" style:font-name="Times New Roman3" fo:font-size="14pt" fo:language="ru" fo:country="RU" officeooo:rsid="003c99eb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36" style:family="text">
      <style:text-properties officeooo:rsid="0013326f"/>
    </style:style>
    <style:style style:name="T37" style:family="text">
      <style:text-properties officeooo:rsid="0014324b"/>
    </style:style>
    <style:style style:name="T38" style:family="text">
      <style:text-properties officeooo:rsid="001b2153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136246" style:font-weight-asian="normal" style:font-weight-complex="normal"/>
    </style:style>
    <style:style style:name="T41" style:family="text">
      <style:text-properties fo:font-weight="normal" officeooo:rsid="0025a4f4" style:font-weight-asian="normal" style:font-weight-complex="normal"/>
    </style:style>
    <style:style style:name="T42" style:family="text">
      <style:text-properties fo:language="ru" fo:country="RU" officeooo:rsid="00387a0e"/>
    </style:style>
    <style:style style:name="T43" style:family="text">
      <style:text-properties officeooo:rsid="003bf7fc"/>
    </style:style>
    <style:style style:name="T44" style:family="text">
      <style:text-properties officeooo:rsid="003f3238"/>
    </style:style>
    <style:style style:name="T45" style:family="text">
      <style:text-properties officeooo:rsid="004f9eab"/>
    </style:style>
    <style:style style:name="T46" style:family="text">
      <style:text-properties officeooo:rsid="004fda8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МИНОБРНАУКИ РОССИИ</text:p>
      <text:p text:style-name="P6">Санкт-Петербургский государственный</text:p>
      <text:p text:style-name="P6">электротехнический университет</text:p>
      <text:p text:style-name="P6">«ЛЭТИ» им. В.И. Ульянова (Ленина)</text:p>
      <text:p text:style-name="P14">Кафедра МО ЭВМ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3"><text:span text:style-name="Book_20_Title"><text:span text:style-name="T1">отчет</text:span></text:span></text:p>
      <text:p text:style-name="P2"><text:span text:style-name="T2">по лабораторной работе</text:span><text:span text:style-name="T22"> </text:span><text:span text:style-name="T28">№</text:span><text:span text:style-name="T29">1</text:span></text:p>
      <text:p text:style-name="P2"><text:span text:style-name="T2">по дисциплине </text:span><text:span text:style-name="T28">«</text:span><text:span text:style-name="T30">Объектно ориентированное программирование</text:span><text:span text:style-name="T28">»</text:span></text:p>
      <text:p text:style-name="P2"><text:span text:style-name="Book_20_Title"><text:span text:style-name="T34">Тема: </text:span></text:span><text:span text:style-name="Book_20_Title"><text:span text:style-name="T35">Создание классов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"><text:span text:style-name="T20">Студент гр. </text:span><text:span text:style-name="T31">2383</text:span></text:p>
          </table:table-cell>
          <table:table-cell table:style-name="Таблица1.B1" office:value-type="string">
            <text:p text:style-name="P16"/>
          </table:table-cell>
          <table:table-cell table:style-name="Таблица1.A1" office:value-type="string">
            <text:p text:style-name="P23">Борисов И.В.</text:p>
          </table:table-cell>
        </table:table-row>
        <table:table-row table:style-name="Таблица1.1">
          <table:table-cell table:style-name="Таблица1.A1" office:value-type="string">
            <text:p text:style-name="P15">Преподаватель</text:p>
          </table:table-cell>
          <table:table-cell table:style-name="Таблица1.B2" office:value-type="string">
            <text:p text:style-name="P16"/>
          </table:table-cell>
          <table:table-cell table:style-name="Таблица1.A1" office:value-type="string">
            <text:p text:style-name="P24">Сорокумов С.В.</text:p>
          </table:table-cell>
        </table:table-row>
      </table:table>
      <text:p text:style-name="P8"/>
      <text:p text:style-name="P8"/>
      <text:p text:style-name="P8">Санкт-Петербург</text:p>
      <text:p text:style-name="P9">20<text:span text:style-name="T43">23</text:span></text:p>
      <text:h text:style-name="P28" text:outline-level="2">Цель работы.</text:h>
      <text:p text:style-name="P25"><text:bookmark-start text:name="__DdeLink__833_471130600"/>Целью данной лабораторной работы является создание класса игрока, создание удобного интерфейса взаимодействия с ним, а также создание классов, <text:span text:style-name="T44">которые будут иметь контроль над игроком, следить за его передвижением по карте и пр</text:span>.<text:bookmark-end text:name="__DdeLink__833_471130600"/></text:p>
      <text:p text:style-name="P21"/>
      <text:h text:style-name="Heading_20_2" text:outline-level="2">Задание.</text:h>
      <text:p text:style-name="P31">а) Создать класс игрока. У игрока должны быть поля, которые определяют его характеристики, например кол-во жизней, очков и.т.д. Также в классе игрока необходимо реализовать ряд методов для работы с его характеристиками. Данные методы должны контролировать значения характеристик (делать проверку на диапазон значений).</text:p>
      <text:p text:style-name="P31"/>
      <text:p text:style-name="P31">б) Создать класс, передвигающий игрока по полю и работу с характеристиками. Данный класс всегда должен знать об объекте игрока, которым управляет, но не создавать класс игрока. В следующих лаб. работах данный класс будет проводить проверку, может ли игрок совершить перемещение по карте.</text:p>
      <text:p text:style-name="P31"/>
      <text:p text:style-name="P31">Примечания:</text:p>
      <text:list xml:id="list2174269542" text:style-name="L2">
        <text:list-item>
          <text:p text:style-name="P32">Не забывайте для полей и методов определять модификатор доступа</text:p>
        </text:list-item>
        <text:list-item>
          <text:p text:style-name="P32">Для указания направления движения можно использовать перечисление enum или дополнительную систему классов. Использования чисел или строк является для указания направления является плохой практикой</text:p>
        </text:list-item>
        <text:list-item>
          <text:p text:style-name="P32">Делать отдельный метод под каждое направление делает класс перегруженным, и в будущем ограничивает масштабирование класса</text:p>
        </text:list-item>
      </text:list>
      <text:p text:style-name="P11"/>
      <text:h text:style-name="Heading_20_2" text:outline-level="2"><text:soft-page-break/>Основные теоретические положения.</text:h>
      <text:p text:style-name="P33"><text:span text:style-name="T5">Наследование от виртуального класса в программировании означает создание нового класса, который наследует свойства и методы от виртуального (абстрактного) класса. Виртуальный класс - это класс, который содержит хотя бы одну виртуальную функцию. Виртуальная функция - это функция, которая может быть переопределена в производных классах.</text:span></text:p>
      <text:p text:style-name="P33"><text:span text:style-name="T5">Singleton class - это класс, который позволяет создать только один свой экземпляр и предоставляет глобальную точку доступа к этому экземпляру. Это шаблон проектирования, обеспечивающий создание только одного экземпляра класса и предоставляющий возможность доступа к нему из любой точки программы. Паттерн singleton обычно используется в сценариях, когда необходимо ограничить инстанцирование класса одним объектом, например, для управления общим ресурсом или поддержания глобального состояния.</text:span></text:p>
      <text:p text:style-name="P33"><text:span text:style-name="T5">В языке C++ виртуальный деструктор используется для обеспечения корректного уничтожения объектов при удалении объекта производного класса по указателю типа базового класса. Если базовый класс имеет невиртуальный деструктор, а объект производного класса удаляется по указателю базового класса, то это приводит к неопределенному поведению.</text:span></text:p>
      <text:p text:style-name="P12"/>
      <text:h text:style-name="Heading_20_2" text:outline-level="2">Выполнение работы.</text:h>
      <text:p text:style-name="P34"><text:span text:style-name="T4">И</text:span><text:span text:style-name="T3">значально был создан интерфейс класса сущности </text:span><text:span text:style-name="T14">EntityInterface. </text:span><text:span text:style-name="T6">В дальнейшем от данного интерфейса будут наследоваться все типы сущностей: игрок, а также все типы ботов. У данного класса есть ряд виртуальных методов (геттеры и сеттеры) которые позволяют взаимодействовать с данными класса, такими как </text:span><text:span text:style-name="T14">health</text:span><text:span text:style-name="T6">, </text:span><text:span text:style-name="T14">armor, attack, defence</text:span><text:span text:style-name="T6">. Все методы являются pure virtual и обязаны быть переопределены. </text:span><text:span text:style-name="T7">Также у всех геттеров присутствует атрибут </text:span><text:span text:style-name="T15">[[nodiscard]] </text:span><text:span text:style-name="T7">который показывает что возращаемое значение не должно быть проигнорированно.</text:span></text:p>
      <text:p text:style-name="P35"><text:soft-page-break/><text:span text:style-name="T6">Класс </text:span><text:span text:style-name="T14">Player</text:span><text:span text:style-name="T6"> наследуется от интерфейса </text:span><text:span text:style-name="T14">EntityInterface </text:span><text:span text:style-name="T8">и перегружает методы получения и установки параметров при помощи ключевого слова override. </text:span><text:span text:style-name="T9">Также у класса игрока есть конструкторы копирования, перемещения, а также соответствующие им операторы присваивания. При помощи функции </text:span><text:span text:style-name="T17">void adjust(int32_t &amp;value, int32_t limit); </text:span><text:span text:style-name="T9">значение по value приводится к диапозону значений [0;limit]. Таким образом контролируется валидность параметров игрока.</text:span></text:p>
      <text:p text:style-name="P36"><text:span text:style-name="T9">С</text:span><text:span text:style-name="T8">оздан класс </text:span><text:span text:style-name="T16">Direction </text:span><text:span text:style-name="T8">с ипользованием паттерна Singleton class. Данный класс отвечает за вычисление новой позиции при перемещении сущности в данном направлении </text:span><text:span text:style-name="T10">функция для вычисления новой позиции </text:span><text:span text:style-name="T18">Position calculate_position(const Position &amp;old, DIRECTION direction);</text:span><text:span text:style-name="T8">. Возможные направления перечисленны в enum </text:span><text:span text:style-name="T16">DIRECTION</text:span><text:span text:style-name="T8">. Для избегания копирования кода и упрощения дальнешего развития программы изменение позиции происходит без условие, т.е. к старому вектору прибавляется вектор соответствующий данному направлению. Таким образом для вычисления новой позиции достаточно сложить два вектора. </text:span></text:p>
      <text:p text:style-name="P37"><text:span text:style-name="T8">Созданы удобные псевдонимы для класса </text:span><text:span text:style-name="T16">Vector2&lt;int32_t&gt;</text:span><text:span text:style-name="T8">для лучшей читаемости кода. Псевдонимы описаны в файле Aliases.hpp.</text:span></text:p>
      <text:p text:style-name="P38"><text:span text:style-name="T8">Так как позиция состоит из 2-х чисел, то было решено создать шаблонный класс Vector2, который содержит 2 числа и реализует интерфейс работы с вектором, перегружены операторы математических операций, а также сравнения. Так как данный класс является шаблонным, то реализация функий не отведена в отдельный .cpp файл.</text:span></text:p>
      <text:p text:style-name="P39"><text:span text:style-name="T8">Наконец был создан класс </text:span><text:span text:style-name="T16">PlayerHandler</text:span><text:span text:style-name="T8">, который отвечает за перемещение игрока по карте. Данный класс в конструкторе принимает указатель на класс игрока, если этот указатель невалидный (nullptr), то выбрасывается стандартное исключение </text:span><text:span text:style-name="T16">std::invalid_argument("Nullptr passed to PlayerHandler"). </text:span><text:span text:style-name="T8">В деструкторе данный класс удаляет переданный ему во владение класс игрока, потому передаваемый класс игрока обязан быть </text:span><text:soft-page-break/><text:span text:style-name="T8">выделен в кучи при помощи оператора new. </text:span><text:span text:style-name="T11">Помимо реализации доступа к полям класса имеется функция </text:span><text:span text:style-name="T19">void move_by_direction(DIRECTION direction, int32_t multiplier) </text:span><text:span text:style-name="T12">которая отвечает за перемещение игрока по карте в данном направлении на multiplier клеток. </text:span><text:span text:style-name="T13">В будущем метод будет выполнять проверку на проходимость клетки на карте.</text:span></text:p>
      <text:p text:style-name="P40"><text:span text:style-name="T13">Д</text:span><text:span text:style-name="T8">ля тестирования программы были использованы гугл тесты.</text:span></text:p>
      <text:p text:style-name="P5"><text:span text:style-name="T4">Разработанный программный код см. </text:span><text:span text:style-name="T3">в приложении А.</text:span></text:p>
      <text:p text:style-name="P10"/>
      <text:h text:style-name="P29" text:outline-level="2"><text:span text:style-name="T36">Тестирование</text:span>.</text:h>
      <text:p text:style-name="Text_20_body"><text:span text:style-name="T40">Ре</text:span><text:span text:style-name="T39">зультаты </text:span><text:span text:style-name="T41">тестирования представлены в табл. 1.</text:span></text:p>
      <text:p text:style-name="P22">Таблица <text:sequence text:ref-name="refTable0" text:name="Table" text:formula="ooow:Table+1" style:num-format="1">1</text:sequence><text:s/>– Результаты тестирования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row>
          <table:table-cell table:style-name="Таблица2.A1" office:value-type="string">
            <text:p text:style-name="P20">№ п/п</text:p>
          </table:table-cell>
          <table:table-cell table:style-name="Таблица2.A1" office:value-type="string">
            <text:p text:style-name="P20">Входные данные</text:p>
          </table:table-cell>
          <table:table-cell table:style-name="Таблица2.A1" office:value-type="string">
            <text:p text:style-name="P20">Выходные данные</text:p>
          </table:table-cell>
          <table:table-cell table:style-name="Таблица2.D1" office:value-type="string">
            <text:p text:style-name="P20">Комментарии</text:p>
          </table:table-cell>
        </table:table-row>
        <table:table-row>
          <table:table-cell table:style-name="Таблица2.A2" office:value-type="string">
            <text:list xml:id="list2766339573" text:style-name="L1">
              <text:list-item>
                <text:p text:style-name="P47"/>
              </text:list-item>
            </text:list>
          </table:table-cell>
          <table:table-cell table:style-name="Таблица2.A2" office:value-type="string">
            <text:p text:style-name="P52">Player player;</text:p>
          </table:table-cell>
          <table:table-cell table:style-name="Таблица2.A2" office:value-type="string">
            <text:p text:style-name="P49">Player player;</text:p>
            <text:p text:style-name="P49"/>
            <text:p text:style-name="P50">EXPECT_EQ(player.get_health(), 100);</text:p>
            <text:p text:style-name="P50">EXPECT_EQ(player.get_armor(), 0);</text:p>
            <text:p text:style-name="P49">EXPECT_EQ(player.get_attack(), 10);</text:p>
            <text:p text:style-name="P49">EXPECT_EQ(player.get_defense(), 10);</text:p>
            <text:p text:style-name="P49">EXPECT_EQ(player.get_points(), 0);</text:p>
            <text:p text:style-name="P49">EXPECT_EQ(player.get_position(), Position(0, 0));</text:p>
          </table:table-cell>
          <table:table-cell table:style-name="Таблица2.D2" office:value-type="string">
            <text:p text:style-name="P53">Дефолтный конструктор игрока.</text:p>
          </table:table-cell>
        </table:table-row>
        <table:table-row>
          <table:table-cell table:style-name="Таблица2.A2" office:value-type="string">
            <text:list xml:id="list223933604111030" text:continue-numbering="true" text:style-name="L1">
              <text:list-item>
                <text:p text:style-name="P47"/>
              </text:list-item>
            </text:list>
          </table:table-cell>
          <table:table-cell table:style-name="Таблица2.A2" office:value-type="string">
            <text:p text:style-name="P51">Player player(Position(1, 1), 100, 15);</text:p>
          </table:table-cell>
          <table:table-cell table:style-name="Таблица2.A2" office:value-type="string">
            <text:p text:style-name="P49"><text:bookmark-start text:name="__DdeLink__814_471130600"/><text:bookmark-end text:name="__DdeLink__814_471130600"/>EXPECT_EQ(player.get_health(), 100);</text:p>
            <text:p text:style-name="P49">EXPECT_EQ(player.get_armor(), 15);</text:p>
            <text:p text:style-name="P49">EXPECT_EQ(player.get_attack(), 10);</text:p>
            <text:p text:style-name="P49"><text:soft-page-break/>EXPECT_EQ(player.get_defense(), 10);</text:p>
            <text:p text:style-name="P49">EXPECT_EQ(player.get_points(), 0);</text:p>
            <text:p text:style-name="P49">EXPECT_EQ(player.get_position(), Position(1, 1));</text:p>
          </table:table-cell>
          <table:table-cell table:style-name="Таблица2.D2" office:value-type="string">
            <text:p text:style-name="P54">Использование конструктора с параметрами.</text:p>
          </table:table-cell>
        </table:table-row>
        <table:table-row>
          <table:table-cell table:style-name="Таблица2.A2" office:value-type="string">
            <text:list xml:id="list223933874186042" text:continue-numbering="true" text:style-name="L1">
              <text:list-item>
                <text:p text:style-name="P47"/>
              </text:list-item>
            </text:list>
          </table:table-cell>
          <table:table-cell table:style-name="Таблица2.A2" office:value-type="string">
            <text:p text:style-name="P45">Player player;</text:p>
            <text:p text:style-name="P45"/>
            <text:p text:style-name="P45">player.set_position(Position(10, 10));</text:p>
            <text:p text:style-name="P45"/>
            <text:p text:style-name="P51">player.set_points(500);</text:p>
            <text:p text:style-name="P51"/>
            <text:p text:style-name="P51">player.set_points(-1);</text:p>
          </table:table-cell>
          <table:table-cell table:style-name="Таблица2.A2" office:value-type="string">
            <text:p text:style-name="P49">EXPECT_EQ(player.get_position(), Position(0, 0));</text:p>
            <text:p text:style-name="P51">EXPECT_EQ(player.get_points(), 0);<text:bookmark-start text:name="__DdeLink__816_471130600"/><text:bookmark-end text:name="__DdeLink__816_471130600"/></text:p>
            <text:p text:style-name="P49">EXPECT_EQ(player.get_position(), Position(10, 10));</text:p>
            <text:p text:style-name="P49">EXPECT_EQ(player.get_points(), 500);</text:p>
            <text:p text:style-name="P51"><text:bookmark-start text:name="__DdeLink__820_471130600"/>player.set_points(-1);<text:bookmark-end text:name="__DdeLink__820_471130600"/></text:p>
            <text:p text:style-name="P51">EXPECT_EQ(player.get_points(), 0);</text:p>
          </table:table-cell>
          <table:table-cell table:style-name="Таблица2.D2" office:value-type="string">
            <text:p text:style-name="P54">Проверка setter методов.</text:p>
          </table:table-cell>
        </table:table-row>
      </table:table>
      <text:p text:style-name="P13"/>
      <text:h text:style-name="Heading_20_2" text:outline-level="2">Выводы.</text:h>
      <text:p text:style-name="P26"><text:span text:style-name="T32">Были изучены основные управляющие конструкции языка С++ для программирования в объектно ориентированном стиле, </text:span><text:span text:style-name="T27">создан класса игрока </text:span><text:span text:style-name="T32">с </text:span><text:span text:style-name="T27">интерфейс</text:span><text:span text:style-name="T32">ом</text:span><text:span text:style-name="T27"> взаимодействия с ним, а также создан классов, </text:span><text:span text:style-name="T33">которы</text:span><text:span text:style-name="T32">й будет</text:span><text:span text:style-name="T33"> иметь контроль над игроком, </text:span><text:span text:style-name="T32">отвечать за его перемещение</text:span><text:span text:style-name="T27">.</text:span></text:p>
      <text:p text:style-name="Standard"/>
      <text:p text:style-name="Text_20_body"/>
      <text:h text:style-name="P27" text:outline-level="1">Приложение А<text:line-break/>Исходный код программы</text:h>
      <text:p text:style-name="P46"><text:bookmark-start text:name="__DdeLink__846_471130600"/><text:span text:style-name="T38">Название</text:span> файла: <text:span text:style-name="T45">stc/Entities/Interface/EntityInterface.hpp</text:span><text:bookmark-end text:name="__DdeLink__846_471130600"/></text:p>
      <text:p text:style-name="P46"/>
      <text:p text:style-name="P57">#pragma once</text:p>
      <text:p text:style-name="P57">#include "../../Math/Vector2.hpp"</text:p>
      <text:p text:style-name="P57">#include "../../Movement/Aliases.hpp"</text:p>
      <text:p text:style-name="P57"/>
      <text:p text:style-name="P57">class EntityInterface {</text:p>
      <text:p text:style-name="P57"><text:s/>public:</text:p>
      <text:p text:style-name="P57"><text:s text:c="2"/>virtual ~EntityInterface() = default;</text:p>
      <text:p text:style-name="P57"/>
      <text:p text:style-name="P57"><text:s text:c="2"/>[[nodiscard]] virtual Position get_position() const = 0;</text:p>
      <text:p text:style-name="P57"><text:s text:c="2"/>[[nodiscard]] virtual int32_t get_health() const = 0;</text:p>
      <text:p text:style-name="P57"><text:s text:c="2"/>[[nodiscard]] virtual int32_t get_armor() const = 0;</text:p>
      <text:p text:style-name="P57"><text:s text:c="2"/>[[nodiscard]] virtual int32_t get_attack() const = 0;</text:p>
      <text:p text:style-name="P57"><text:s text:c="2"/>[[nodiscard]] virtual int32_t get_defense() const = 0;</text:p>
      <text:p text:style-name="P57"/>
      <text:p text:style-name="P57"><text:s text:c="2"/>virtual void set_position(const Position &amp;new_position) = 0;</text:p>
      <text:p text:style-name="P57"><text:s text:c="2"/>virtual void set_health(int32_t new_value) = 0;</text:p>
      <text:p text:style-name="P57"><text:s text:c="2"/>virtual void set_armor(int32_t new_value) = 0;</text:p>
      <text:p text:style-name="P57"><text:s text:c="2"/>virtual void set_attack(int32_t new_value) = 0;</text:p>
      <text:p text:style-name="P57"><text:s text:c="2"/>virtual void set_defense(int32_t new_value) = 0;</text:p>
      <text:p text:style-name="P57">};</text:p>
      <text:p text:style-name="P57"/>
      <text:p text:style-name="P57"/>
      <text:p text:style-name="P41"><text:bookmark-start text:name="__DdeLink__859_471130600"/><text:span text:style-name="T38">Название</text:span> файла: <text:span text:style-name="T45">stc/Entities/Player/Player.hpp</text:span><text:bookmark-end text:name="__DdeLink__859_471130600"/></text:p>
      <text:p text:style-name="P41"/>
      <text:p text:style-name="P57">#pragma once</text:p>
      <text:p text:style-name="P57">#include "../Interface/EntityInterface.hpp"</text:p>
      <text:p text:style-name="P57"/>
      <text:p text:style-name="P57">class Player : public EntityInterface {</text:p>
      <text:p text:style-name="P57"><text:s/>private:</text:p>
      <text:p text:style-name="P57"><text:s text:c="2"/>const int32_t health_lim_ = 200;</text:p>
      <text:p text:style-name="P57"><text:s text:c="2"/>const int32_t armor_lim_ = 100;</text:p>
      <text:p text:style-name="P57"><text:s text:c="2"/>const int32_t attack_lim_ = 50;</text:p>
      <text:p text:style-name="P57"><text:s text:c="2"/>const int32_t defence_lim_ = 50;</text:p>
      <text:p text:style-name="P57"><text:s text:c="2"/>const int32_t points_lim_ = 1000;</text:p>
      <text:p text:style-name="P57"/>
      <text:p text:style-name="P57"><text:s text:c="2"/>Position position_;</text:p>
      <text:p text:style-name="P57"/>
      <text:p text:style-name="P57"><text:s text:c="2"/>int32_t health_;</text:p>
      <text:p text:style-name="P57"><text:s text:c="2"/>int32_t armor_;</text:p>
      <text:p text:style-name="P57"><text:s text:c="2"/>int32_t attack_;</text:p>
      <text:p text:style-name="P57"><text:s text:c="2"/>int32_t defence_;</text:p>
      <text:p text:style-name="P57"><text:s text:c="2"/>int32_t points_;</text:p>
      <text:p text:style-name="P57"/>
      <text:p text:style-name="P57"><text:s text:c="2"/>void adjust(int32_t &amp;value, int32_t limit);</text:p>
      <text:p text:style-name="P57"><text:s/>public:</text:p>
      <text:p text:style-name="P57"><text:s text:c="2"/>Player(const Player &amp;player);</text:p>
      <text:p text:style-name="P57"><text:soft-page-break/><text:s text:c="2"/>Player(Player &amp;&amp;player) noexcept;</text:p>
      <text:p text:style-name="P57"><text:s text:c="2"/>Player &amp;operator=(const Player &amp;player);</text:p>
      <text:p text:style-name="P57"><text:s text:c="2"/>Player &amp;operator=(Player &amp;&amp;player) noexcept;</text:p>
      <text:p text:style-name="P57"/>
      <text:p text:style-name="P57"><text:s text:c="2"/>explicit Player(const Position &amp;position = Position(0, 0),</text:p>
      <text:p text:style-name="P57"><text:tab/><text:tab/><text:tab/><text:tab/> <text:s/>int32_t health = 100,</text:p>
      <text:p text:style-name="P57"><text:tab/><text:tab/><text:tab/><text:tab/> <text:s/>int32_t armor = 0,</text:p>
      <text:p text:style-name="P57"><text:tab/><text:tab/><text:tab/><text:tab/> <text:s/>int32_t attack = 10,</text:p>
      <text:p text:style-name="P57"><text:tab/><text:tab/><text:tab/><text:tab/> <text:s/>int32_t defence = 10,</text:p>
      <text:p text:style-name="P57"><text:tab/><text:tab/><text:tab/><text:tab/> <text:s/>int32_t points = 0);</text:p>
      <text:p text:style-name="P57"/>
      <text:p text:style-name="P57"><text:s text:c="2"/>[[nodiscard]] Position get_position() const override;</text:p>
      <text:p text:style-name="P57"><text:s text:c="2"/>[[nodiscard]] int32_t get_health() const override;</text:p>
      <text:p text:style-name="P57"><text:s text:c="2"/>[[nodiscard]] int32_t get_armor() const override;</text:p>
      <text:p text:style-name="P57"><text:s text:c="2"/>[[nodiscard]] int32_t get_attack() const override;</text:p>
      <text:p text:style-name="P57"><text:s text:c="2"/>[[nodiscard]] int32_t get_defense() const override;</text:p>
      <text:p text:style-name="P57"><text:s text:c="2"/>[[nodiscard]] int32_t get_points() const;</text:p>
      <text:p text:style-name="P57"/>
      <text:p text:style-name="P57"><text:s text:c="2"/>void set_position(const Position &amp;new_value) override;</text:p>
      <text:p text:style-name="P57"><text:s text:c="2"/>void set_health(int32_t new_value) override;</text:p>
      <text:p text:style-name="P57"><text:s text:c="2"/>void set_armor(int32_t new_value) override;</text:p>
      <text:p text:style-name="P57"><text:s text:c="2"/>void set_attack(int32_t new_value) override;</text:p>
      <text:p text:style-name="P57"><text:s text:c="2"/>void set_defense(int32_t new_value) override;</text:p>
      <text:p text:style-name="P57"><text:s text:c="2"/>void set_points(int32_t new_value);</text:p>
      <text:p text:style-name="P57">};</text:p>
      <text:p text:style-name="P57"/>
      <text:p text:style-name="P42"><text:bookmark-start text:name="__DdeLink__861_471130600"/><text:span text:style-name="T38">Название</text:span> файла: <text:span text:style-name="T45">stc/Entities/Player/Player.</text:span><text:span text:style-name="T46">c</text:span><text:span text:style-name="T45">pp</text:span><text:bookmark-end text:name="__DdeLink__861_471130600"/></text:p>
      <text:p text:style-name="P55"/>
      <text:p text:style-name="P57">#include "Player.hpp"</text:p>
      <text:p text:style-name="P57"/>
      <text:p text:style-name="P57">Player::Player(const Position &amp;position,</text:p>
      <text:p text:style-name="P57"><text:tab/><text:tab/><text:tab/> <text:s text:c="2"/>int32_t health,</text:p>
      <text:p text:style-name="P57"><text:tab/><text:tab/><text:tab/> <text:s text:c="2"/>int32_t armor,</text:p>
      <text:p text:style-name="P57"><text:tab/><text:tab/><text:tab/> <text:s text:c="2"/>int32_t attack,</text:p>
      <text:p text:style-name="P57"><text:tab/><text:tab/><text:tab/> <text:s text:c="2"/>int32_t defence,</text:p>
      <text:p text:style-name="P57"><text:tab/><text:tab/><text:tab/> <text:s text:c="2"/>int32_t points) :</text:p>
      <text:p text:style-name="P57"><text:tab/><text:tab/><text:tab/> <text:s text:c="2"/>position_(position),</text:p>
      <text:p text:style-name="P57"><text:tab/><text:tab/><text:tab/> <text:s text:c="2"/>health_(health),</text:p>
      <text:p text:style-name="P57"><text:tab/><text:tab/><text:tab/> <text:s text:c="2"/>armor_(armor),</text:p>
      <text:p text:style-name="P57"><text:tab/><text:tab/><text:tab/> <text:s text:c="2"/>attack_(attack),</text:p>
      <text:p text:style-name="P57"><text:tab/><text:tab/><text:tab/> <text:s text:c="2"/>defence_(defence),</text:p>
      <text:p text:style-name="P57"><text:tab/><text:tab/><text:tab/> <text:s text:c="2"/>points_(points)</text:p>
      <text:p text:style-name="P57">{</text:p>
      <text:p text:style-name="P57">}</text:p>
      <text:p text:style-name="P57">Player::Player(const Player &amp;player)</text:p>
      <text:p text:style-name="P57">{</text:p>
      <text:p text:style-name="P57"><text:tab/>*this = player;</text:p>
      <text:p text:style-name="P57">}</text:p>
      <text:p text:style-name="P57">Player::Player(Player &amp;&amp;player) noexcept</text:p>
      <text:p text:style-name="P57">{</text:p>
      <text:p text:style-name="P57"><text:tab/>*this = std::move(player);</text:p>
      <text:p text:style-name="P57">}</text:p>
      <text:p text:style-name="P57">Player &amp;Player::operator=(const Player &amp;player)</text:p>
      <text:p text:style-name="P57">{</text:p>
      <text:p text:style-name="P57"><text:tab/>if (this != &amp;player)</text:p>
      <text:p text:style-name="P57"><text:soft-page-break/><text:tab/>{</text:p>
      <text:p text:style-name="P57"><text:tab/><text:tab/>position_ = player.position_;</text:p>
      <text:p text:style-name="P57"><text:tab/><text:tab/>health_ = player.health_;</text:p>
      <text:p text:style-name="P57"><text:tab/><text:tab/>armor_ = player.armor_;</text:p>
      <text:p text:style-name="P57"><text:tab/><text:tab/>attack_ = player.attack_;</text:p>
      <text:p text:style-name="P57"><text:tab/><text:tab/>defence_ = player.defence_;</text:p>
      <text:p text:style-name="P57"><text:tab/><text:tab/>points_ = player.points_;</text:p>
      <text:p text:style-name="P57"><text:tab/>}</text:p>
      <text:p text:style-name="P57"/>
      <text:p text:style-name="P57"><text:tab/>return *this;</text:p>
      <text:p text:style-name="P57">}</text:p>
      <text:p text:style-name="P57">Player &amp;Player::operator=(Player &amp;&amp;player) noexcept</text:p>
      <text:p text:style-name="P57">{</text:p>
      <text:p text:style-name="P57"><text:tab/>if (this != &amp;player)</text:p>
      <text:p text:style-name="P57"><text:tab/>{</text:p>
      <text:p text:style-name="P57"><text:tab/><text:tab/>position_ = std::move(player.position_);</text:p>
      <text:p text:style-name="P57"><text:tab/><text:tab/>health_ = std::move(player.health_);</text:p>
      <text:p text:style-name="P57"><text:tab/><text:tab/>armor_ = std::move(player.armor_);</text:p>
      <text:p text:style-name="P57"><text:tab/><text:tab/>attack_ = std::move(player.attack_);</text:p>
      <text:p text:style-name="P57"><text:tab/><text:tab/>defence_ = std::move(player.defence_);</text:p>
      <text:p text:style-name="P57"><text:tab/><text:tab/>points_ = std::move(player.points_);</text:p>
      <text:p text:style-name="P57"><text:tab/>}</text:p>
      <text:p text:style-name="P57"/>
      <text:p text:style-name="P57"><text:tab/>return *this;</text:p>
      <text:p text:style-name="P57">}</text:p>
      <text:p text:style-name="P57">Position Player::get_position() const</text:p>
      <text:p text:style-name="P57">{</text:p>
      <text:p text:style-name="P57"><text:tab/>return position_;</text:p>
      <text:p text:style-name="P57">}</text:p>
      <text:p text:style-name="P57">int32_t Player::get_health() const</text:p>
      <text:p text:style-name="P57">{</text:p>
      <text:p text:style-name="P57"><text:tab/>return health_;</text:p>
      <text:p text:style-name="P57">}</text:p>
      <text:p text:style-name="P57">int32_t Player::get_armor() const</text:p>
      <text:p text:style-name="P57">{</text:p>
      <text:p text:style-name="P57"><text:tab/>return armor_;</text:p>
      <text:p text:style-name="P57">}</text:p>
      <text:p text:style-name="P57">int32_t Player::get_attack() const</text:p>
      <text:p text:style-name="P57">{</text:p>
      <text:p text:style-name="P57"><text:tab/>return attack_;</text:p>
      <text:p text:style-name="P57">}</text:p>
      <text:p text:style-name="P57">int32_t Player::get_defense() const</text:p>
      <text:p text:style-name="P57">{</text:p>
      <text:p text:style-name="P57"><text:tab/>return defence_;</text:p>
      <text:p text:style-name="P57">}</text:p>
      <text:p text:style-name="P57">int32_t Player::get_points() const</text:p>
      <text:p text:style-name="P57">{</text:p>
      <text:p text:style-name="P57"><text:tab/>return points_;</text:p>
      <text:p text:style-name="P57">}</text:p>
      <text:p text:style-name="P57">void Player::set_position(const Position &amp;new_value)</text:p>
      <text:p text:style-name="P57">{</text:p>
      <text:p text:style-name="P57"><text:tab/>position_ = new_value;</text:p>
      <text:p text:style-name="P57">}</text:p>
      <text:p text:style-name="P57">void Player::set_health(int32_t new_value)</text:p>
      <text:p text:style-name="P57">{</text:p>
      <text:p text:style-name="P57"><text:soft-page-break/><text:tab/>health_ = new_value;</text:p>
      <text:p text:style-name="P57"><text:tab/>adjust(health_, health_lim_);</text:p>
      <text:p text:style-name="P57">}</text:p>
      <text:p text:style-name="P57">void Player::set_armor(int32_t new_value)</text:p>
      <text:p text:style-name="P57">{</text:p>
      <text:p text:style-name="P57"><text:tab/>armor_ = new_value;</text:p>
      <text:p text:style-name="P57"><text:tab/>adjust(armor_, armor_lim_);</text:p>
      <text:p text:style-name="P57">}</text:p>
      <text:p text:style-name="P57">void Player::set_attack(int32_t new_value)</text:p>
      <text:p text:style-name="P57">{</text:p>
      <text:p text:style-name="P57"><text:tab/>attack_ = new_value;</text:p>
      <text:p text:style-name="P57"><text:tab/>adjust(attack_, attack_lim_);</text:p>
      <text:p text:style-name="P57">}</text:p>
      <text:p text:style-name="P57">void Player::set_defense(int32_t new_value)</text:p>
      <text:p text:style-name="P57">{</text:p>
      <text:p text:style-name="P57"><text:tab/>defence_ = new_value;</text:p>
      <text:p text:style-name="P57"><text:tab/>adjust(defence_, defence_lim_);</text:p>
      <text:p text:style-name="P57">}</text:p>
      <text:p text:style-name="P57">void Player::set_points(int32_t new_value)</text:p>
      <text:p text:style-name="P57">{</text:p>
      <text:p text:style-name="P57"><text:tab/>points_ = new_value;</text:p>
      <text:p text:style-name="P57"><text:tab/>adjust(points_, points_lim_);</text:p>
      <text:p text:style-name="P57">}</text:p>
      <text:p text:style-name="P57">void Player::adjust(int32_t &amp;value, int32_t limit)</text:p>
      <text:p text:style-name="P57">{</text:p>
      <text:p text:style-name="P57"><text:tab/>value = std::max(0, value);</text:p>
      <text:p text:style-name="P57"><text:tab/>value = std::min(value, limit);</text:p>
      <text:p text:style-name="P57">}</text:p>
      <text:p text:style-name="P57"/>
      <text:p text:style-name="P42"><text:bookmark-start text:name="__DdeLink__863_471130600"/><text:span text:style-name="T38">Название</text:span> файла: <text:span text:style-name="T45">stc/</text:span><text:span text:style-name="T46">Handlers</text:span><text:span text:style-name="T45">/Player</text:span><text:span text:style-name="T46">Handler</text:span><text:span text:style-name="T45">/Player</text:span><text:span text:style-name="T46">Handler</text:span><text:span text:style-name="T45">.</text:span><text:span text:style-name="T46">h</text:span><text:span text:style-name="T45">pp</text:span><text:bookmark-end text:name="__DdeLink__863_471130600"/></text:p>
      <text:p text:style-name="P44"/>
      <text:p text:style-name="P57">#pragma once</text:p>
      <text:p text:style-name="P57">#include "../../Entities/Player/Player.hpp"</text:p>
      <text:p text:style-name="P57">#include "../../Movement/Direction.hpp"</text:p>
      <text:p text:style-name="P57"/>
      <text:p text:style-name="P57">class PlayerHandler {</text:p>
      <text:p text:style-name="P57"><text:s/>private:</text:p>
      <text:p text:style-name="P57"><text:s text:c="2"/>Player *player_;</text:p>
      <text:p text:style-name="P57"><text:s/>public:</text:p>
      <text:p text:style-name="P57"><text:s text:c="2"/>~PlayerHandler();</text:p>
      <text:p text:style-name="P57"><text:s text:c="2"/>PlayerHandler() = delete;</text:p>
      <text:p text:style-name="P57"><text:s text:c="2"/>explicit PlayerHandler(Player *player);</text:p>
      <text:p text:style-name="P57"/>
      <text:p text:style-name="P57"><text:s text:c="2"/>[[nodiscard]] Position get_position() const;</text:p>
      <text:p text:style-name="P57"><text:s text:c="2"/>[[nodiscard]] int32_t get_health() const;</text:p>
      <text:p text:style-name="P57"><text:s text:c="2"/>[[nodiscard]] int32_t get_armor() const;</text:p>
      <text:p text:style-name="P57"><text:s text:c="2"/>[[nodiscard]] int32_t get_attack() const;</text:p>
      <text:p text:style-name="P57"><text:s text:c="2"/>[[nodiscard]] int32_t get_defense() const;</text:p>
      <text:p text:style-name="P57"><text:s text:c="2"/>[[nodiscard]] int32_t get_points() const;</text:p>
      <text:p text:style-name="P57"/>
      <text:p text:style-name="P57"><text:s text:c="2"/>void move_by_direction(DIRECTION direction, int32_t multiplier);</text:p>
      <text:p text:style-name="P57"><text:s text:c="2"/>void set_position(const Position &amp;new_value);</text:p>
      <text:p text:style-name="P57"><text:soft-page-break/><text:s text:c="2"/>void set_health(int32_t new_value);</text:p>
      <text:p text:style-name="P57"><text:s text:c="2"/>void set_attack(int32_t new_value);</text:p>
      <text:p text:style-name="P57"><text:s text:c="2"/>void set_defense(int32_t new_value);</text:p>
      <text:p text:style-name="P57"><text:s text:c="2"/>void set_points(int32_t new_value);</text:p>
      <text:p text:style-name="P57">};</text:p>
      <text:p text:style-name="P55"/>
      <text:p text:style-name="P42"><text:bookmark-start text:name="__DdeLink__865_471130600"/><text:span text:style-name="T38">Название</text:span> файла: <text:span text:style-name="T45">stc/</text:span><text:span text:style-name="T46">Handlers</text:span><text:span text:style-name="T45">/Player</text:span><text:span text:style-name="T46">Handler</text:span><text:span text:style-name="T45">/Player</text:span><text:span text:style-name="T46">Handler</text:span><text:span text:style-name="T45">.</text:span><text:span text:style-name="T46">c</text:span><text:span text:style-name="T45">pp</text:span><text:bookmark-end text:name="__DdeLink__865_471130600"/></text:p>
      <text:p text:style-name="P42"/>
      <text:p text:style-name="P58">#include "PlayerHandler.hpp"</text:p>
      <text:p text:style-name="P58"/>
      <text:p text:style-name="P58">PlayerHandler::PlayerHandler(Player *player) : player_(player)</text:p>
      <text:p text:style-name="P58">{</text:p>
      <text:p text:style-name="P58"><text:tab/>if (player_ == nullptr)</text:p>
      <text:p text:style-name="P58"><text:tab/>{</text:p>
      <text:p text:style-name="P58"><text:tab/><text:tab/>throw std::invalid_argument("Nullptr passed to PlayerHandler");</text:p>
      <text:p text:style-name="P58"><text:tab/>}</text:p>
      <text:p text:style-name="P58">}</text:p>
      <text:p text:style-name="P58">PlayerHandler::~PlayerHandler()</text:p>
      <text:p text:style-name="P58">{</text:p>
      <text:p text:style-name="P58"><text:tab/>delete player_;</text:p>
      <text:p text:style-name="P58">}</text:p>
      <text:p text:style-name="P58">Position PlayerHandler::get_position() const</text:p>
      <text:p text:style-name="P58">{</text:p>
      <text:p text:style-name="P58"><text:tab/>return player_-&gt;get_position();</text:p>
      <text:p text:style-name="P58">}</text:p>
      <text:p text:style-name="P58">int32_t PlayerHandler::get_health() const</text:p>
      <text:p text:style-name="P58">{</text:p>
      <text:p text:style-name="P58"><text:tab/>return player_-&gt;get_health();</text:p>
      <text:p text:style-name="P58">}</text:p>
      <text:p text:style-name="P58">int32_t PlayerHandler::get_armor() const</text:p>
      <text:p text:style-name="P58">{</text:p>
      <text:p text:style-name="P58"><text:tab/>return player_-&gt;get_armor();</text:p>
      <text:p text:style-name="P58">}</text:p>
      <text:p text:style-name="P58">int32_t PlayerHandler::get_attack() const</text:p>
      <text:p text:style-name="P58">{</text:p>
      <text:p text:style-name="P58"><text:tab/>return player_-&gt;get_attack();</text:p>
      <text:p text:style-name="P58">}</text:p>
      <text:p text:style-name="P58">int32_t PlayerHandler::get_defense() const</text:p>
      <text:p text:style-name="P58">{</text:p>
      <text:p text:style-name="P58"><text:tab/>return player_-&gt;get_defense();</text:p>
      <text:p text:style-name="P58">}</text:p>
      <text:p text:style-name="P58">int32_t PlayerHandler::get_points() const</text:p>
      <text:p text:style-name="P58">{</text:p>
      <text:p text:style-name="P58"><text:tab/>return player_-&gt;get_points();</text:p>
      <text:p text:style-name="P58">}</text:p>
      <text:p text:style-name="P58">void PlayerHandler::set_position(int32_t new_value)</text:p>
      <text:p text:style-name="P58">{</text:p>
      <text:p text:style-name="P58"><text:tab/>player_-&gt;set_position(new_value);</text:p>
      <text:p text:style-name="P58">}</text:p>
      <text:p text:style-name="P58">void PlayerHandler::set_health(int32_t new_value)</text:p>
      <text:p text:style-name="P58">{</text:p>
      <text:p text:style-name="P58"><text:tab/>player_-&gt;set_health(new_value);</text:p>
      <text:p text:style-name="P58"><text:soft-page-break/>}</text:p>
      <text:p text:style-name="P58">void PlayerHandler::set_attack(int32_t new_value)</text:p>
      <text:p text:style-name="P58">{</text:p>
      <text:p text:style-name="P58"><text:tab/>player_-&gt;set_attack(new_value);</text:p>
      <text:p text:style-name="P58">}</text:p>
      <text:p text:style-name="P58">void PlayerHandler::set_defense(int32_t new_value)</text:p>
      <text:p text:style-name="P58">{</text:p>
      <text:p text:style-name="P58"><text:tab/>player_-&gt;set_defense(new_value);</text:p>
      <text:p text:style-name="P58">}</text:p>
      <text:p text:style-name="P58">void PlayerHandler::set_points(int32_t new_value)</text:p>
      <text:p text:style-name="P58">{</text:p>
      <text:p text:style-name="P58"><text:tab/>player_-&gt;set_points(new_value);</text:p>
      <text:p text:style-name="P58">}</text:p>
      <text:p text:style-name="P58">void PlayerHandler::move_by_direction(DIRECTION direction, int32_t multiplier)</text:p>
      <text:p text:style-name="P58">{</text:p>
      <text:p text:style-name="P58"><text:tab/>for (int32_t i = 0; i &lt; multiplier; ++i)</text:p>
      <text:p text:style-name="P58"><text:tab/>{</text:p>
      <text:p text:style-name="P58"><text:tab/><text:tab/>set_position(Direction::getInstance().calculate_position(player_-&gt;get_position(), direction));</text:p>
      <text:p text:style-name="P58"><text:tab/>}</text:p>
      <text:p text:style-name="P58">}</text:p>
      <text:p text:style-name="P58"/>
      <text:p text:style-name="P42"><text:bookmark-start text:name="__DdeLink__867_471130600"/><text:span text:style-name="T38">Название</text:span> файла: <text:span text:style-name="T45">stc/</text:span><text:span text:style-name="T46">Math</text:span><text:span text:style-name="T45">/</text:span><text:span text:style-name="T46">Vector2.hpp</text:span><text:bookmark-end text:name="__DdeLink__867_471130600"/></text:p>
      <text:p text:style-name="P43"/>
      <text:p text:style-name="P58">#pragma once</text:p>
      <text:p text:style-name="P58">#include &lt;algorithm&gt;</text:p>
      <text:p text:style-name="P58"/>
      <text:p text:style-name="P58">template&lt;typename T&gt;</text:p>
      <text:p text:style-name="P58">class Vector2 {</text:p>
      <text:p text:style-name="P58"><text:s/>private:</text:p>
      <text:p text:style-name="P58"><text:s text:c="2"/>T x_, y_;</text:p>
      <text:p text:style-name="P58"><text:s/>public:</text:p>
      <text:p text:style-name="P58"><text:s text:c="2"/>// getters/setters</text:p>
      <text:p text:style-name="P58"><text:s text:c="2"/>T get_y() const;</text:p>
      <text:p text:style-name="P58"><text:s text:c="2"/>T get_x() const;</text:p>
      <text:p text:style-name="P58"/>
      <text:p text:style-name="P58"><text:s text:c="2"/>void set_y(const T &amp;y);</text:p>
      <text:p text:style-name="P58"><text:s text:c="2"/>void set_x(T x);</text:p>
      <text:p text:style-name="P58"/>
      <text:p text:style-name="P58"><text:s text:c="2"/>// constructors</text:p>
      <text:p text:style-name="P58"><text:s text:c="2"/>Vector2(const T &amp;ix, const T &amp;iy);</text:p>
      <text:p text:style-name="P58"><text:s text:c="2"/>Vector2(const Vector2 &amp;other);</text:p>
      <text:p text:style-name="P58"><text:s text:c="2"/>Vector2();</text:p>
      <text:p text:style-name="P58"/>
      <text:p text:style-name="P58"><text:s text:c="2"/>// operators</text:p>
      <text:p text:style-name="P58"><text:s text:c="2"/>Vector2 operator+(const Vector2 &amp;other) const;</text:p>
      <text:p text:style-name="P58"><text:s text:c="2"/>Vector2 operator-(const Vector2 &amp;other) const;</text:p>
      <text:p text:style-name="P58"><text:s text:c="2"/>Vector2 operator*(const Vector2 &amp;other) const;</text:p>
      <text:p text:style-name="P58"><text:s text:c="2"/>Vector2 operator/(const Vector2 &amp;other) const;</text:p>
      <text:p text:style-name="P58"><text:s text:c="2"/>Vector2 &amp;operator+=(const Vector2 &amp;other);</text:p>
      <text:p text:style-name="P58"><text:s text:c="2"/>Vector2 &amp;operator-=(const Vector2 &amp;other);</text:p>
      <text:p text:style-name="P58"><text:soft-page-break/><text:s text:c="2"/>Vector2 &amp;operator*=(const Vector2 &amp;other);</text:p>
      <text:p text:style-name="P58"><text:s text:c="2"/>Vector2 &amp;operator/=(const Vector2 &amp;other);</text:p>
      <text:p text:style-name="P58"><text:s text:c="2"/>Vector2 &amp;operator=(const Vector2 &amp;other);</text:p>
      <text:p text:style-name="P58"><text:s text:c="2"/>Vector2 &amp;operator=(Vector2 &amp;&amp;other) noexcept;</text:p>
      <text:p text:style-name="P58"><text:s text:c="2"/>bool operator==(const Vector2 &amp;other) const;</text:p>
      <text:p text:style-name="P58"><text:s text:c="2"/>bool operator&lt;(const Vector2 &amp;other) const;</text:p>
      <text:p text:style-name="P58">};</text:p>
      <text:p text:style-name="P58"/>
      <text:p text:style-name="P58">template&lt;typename T&gt;</text:p>
      <text:p text:style-name="P58">Vector2&lt;T&gt;::Vector2(const T &amp;ix, const T &amp;iy): x_(ix), y_(iy)</text:p>
      <text:p text:style-name="P58">{</text:p>
      <text:p text:style-name="P58">}</text:p>
      <text:p text:style-name="P58">template&lt;typename T&gt;</text:p>
      <text:p text:style-name="P58">Vector2&lt;T&gt;::Vector2(): Vector2(0, 0)</text:p>
      <text:p text:style-name="P58">{</text:p>
      <text:p text:style-name="P58">}</text:p>
      <text:p text:style-name="P58">template&lt;typename T&gt;</text:p>
      <text:p text:style-name="P58">Vector2&lt;T&gt;::Vector2(const Vector2 &amp;other)</text:p>
      <text:p text:style-name="P58">{</text:p>
      <text:p text:style-name="P58"><text:tab/>*this = other;</text:p>
      <text:p text:style-name="P58">}</text:p>
      <text:p text:style-name="P58">template&lt;typename T&gt;</text:p>
      <text:p text:style-name="P58">Vector2&lt;T&gt; Vector2&lt;T&gt;::operator+(const Vector2&lt;T&gt; &amp;other) const</text:p>
      <text:p text:style-name="P58">{</text:p>
      <text:p text:style-name="P58"><text:tab/>Vector2&lt;T&gt; temp(*this);</text:p>
      <text:p text:style-name="P58"><text:tab/>temp += other;</text:p>
      <text:p text:style-name="P58"><text:tab/>return temp;</text:p>
      <text:p text:style-name="P58">}</text:p>
      <text:p text:style-name="P58">template&lt;typename T&gt;</text:p>
      <text:p text:style-name="P58">Vector2&lt;T&gt; Vector2&lt;T&gt;::operator-(const Vector2&lt;T&gt; &amp;other) const</text:p>
      <text:p text:style-name="P58">{</text:p>
      <text:p text:style-name="P58"><text:tab/>Vector2&lt;T&gt; temp(*this);</text:p>
      <text:p text:style-name="P58"><text:tab/>temp -= other;</text:p>
      <text:p text:style-name="P58"><text:tab/>return temp;</text:p>
      <text:p text:style-name="P58">}</text:p>
      <text:p text:style-name="P58">template&lt;typename T&gt;</text:p>
      <text:p text:style-name="P58">Vector2&lt;T&gt; Vector2&lt;T&gt;::operator*(const Vector2&lt;T&gt; &amp;other) const</text:p>
      <text:p text:style-name="P58">{</text:p>
      <text:p text:style-name="P58"><text:tab/>Vector2&lt;T&gt; temp(*this);</text:p>
      <text:p text:style-name="P58"><text:tab/>temp *= other;</text:p>
      <text:p text:style-name="P58"><text:tab/>return temp;</text:p>
      <text:p text:style-name="P58">}</text:p>
      <text:p text:style-name="P58">template&lt;typename T&gt;</text:p>
      <text:p text:style-name="P58">Vector2&lt;T&gt; Vector2&lt;T&gt;::operator/(const Vector2&lt;T&gt; &amp;other) const</text:p>
      <text:p text:style-name="P58">{</text:p>
      <text:p text:style-name="P58"><text:tab/>Vector2&lt;T&gt; temp(*this);</text:p>
      <text:p text:style-name="P58"><text:tab/>temp /= other;</text:p>
      <text:p text:style-name="P58"><text:tab/>return temp;</text:p>
      <text:p text:style-name="P58">}</text:p>
      <text:p text:style-name="P58">template&lt;typename T&gt;</text:p>
      <text:p text:style-name="P58">Vector2&lt;T&gt; &amp;Vector2&lt;T&gt;::operator+=(const Vector2&lt;T&gt; &amp;other)</text:p>
      <text:p text:style-name="P58">{</text:p>
      <text:p text:style-name="P58"><text:tab/>x_ += other.x_;</text:p>
      <text:p text:style-name="P58"><text:tab/>y_ += other.y_;</text:p>
      <text:p text:style-name="P58"><text:tab/>return *this;</text:p>
      <text:p text:style-name="P58"><text:soft-page-break/>}</text:p>
      <text:p text:style-name="P58">template&lt;typename T&gt;</text:p>
      <text:p text:style-name="P58">Vector2&lt;T&gt; &amp;Vector2&lt;T&gt;::operator-=(const Vector2&lt;T&gt; &amp;other)</text:p>
      <text:p text:style-name="P58">{</text:p>
      <text:p text:style-name="P58"><text:tab/>x_ -= other.x_;</text:p>
      <text:p text:style-name="P58"><text:tab/>y_ -= other.y_;</text:p>
      <text:p text:style-name="P58"><text:tab/>return *this;</text:p>
      <text:p text:style-name="P58">}</text:p>
      <text:p text:style-name="P58">template&lt;typename T&gt;</text:p>
      <text:p text:style-name="P58">Vector2&lt;T&gt; &amp;Vector2&lt;T&gt;::operator*=(const Vector2&lt;T&gt; &amp;other)</text:p>
      <text:p text:style-name="P58">{</text:p>
      <text:p text:style-name="P58"><text:tab/>x_ *= other.x_;</text:p>
      <text:p text:style-name="P58"><text:tab/>y_ *= other.y_;</text:p>
      <text:p text:style-name="P58"><text:tab/>return *this;</text:p>
      <text:p text:style-name="P58">}</text:p>
      <text:p text:style-name="P58">template&lt;typename T&gt;</text:p>
      <text:p text:style-name="P58">Vector2&lt;T&gt; &amp;Vector2&lt;T&gt;::operator/=(const Vector2&lt;T&gt; &amp;other)</text:p>
      <text:p text:style-name="P58">{</text:p>
      <text:p text:style-name="P58"><text:tab/>if (other.x_ != 0 &amp;&amp; other.y_ != 0)</text:p>
      <text:p text:style-name="P58"><text:tab/>{</text:p>
      <text:p text:style-name="P58"><text:tab/><text:tab/>x_ /= other.x_;</text:p>
      <text:p text:style-name="P58"><text:tab/><text:tab/>y_ /= other.y_;</text:p>
      <text:p text:style-name="P58"><text:tab/>}</text:p>
      <text:p text:style-name="P58"><text:tab/>return *this;</text:p>
      <text:p text:style-name="P58">}</text:p>
      <text:p text:style-name="P58">template&lt;typename T&gt;</text:p>
      <text:p text:style-name="P58">T Vector2&lt;T&gt;::get_y() const</text:p>
      <text:p text:style-name="P58">{</text:p>
      <text:p text:style-name="P58"><text:tab/>return y_;</text:p>
      <text:p text:style-name="P58">}</text:p>
      <text:p text:style-name="P58">template&lt;typename T&gt;</text:p>
      <text:p text:style-name="P58">void Vector2&lt;T&gt;::set_y(const T &amp;y)</text:p>
      <text:p text:style-name="P58">{</text:p>
      <text:p text:style-name="P58"><text:tab/>y_ = y;</text:p>
      <text:p text:style-name="P58">}</text:p>
      <text:p text:style-name="P58">template&lt;typename T&gt;</text:p>
      <text:p text:style-name="P58">T Vector2&lt;T&gt;::get_x() const</text:p>
      <text:p text:style-name="P58">{</text:p>
      <text:p text:style-name="P58"><text:tab/>return x_;</text:p>
      <text:p text:style-name="P58">}</text:p>
      <text:p text:style-name="P58">template&lt;typename T&gt;</text:p>
      <text:p text:style-name="P58">void Vector2&lt;T&gt;::set_x(T x)</text:p>
      <text:p text:style-name="P58">{</text:p>
      <text:p text:style-name="P58"><text:tab/>x_ = x;</text:p>
      <text:p text:style-name="P58">}</text:p>
      <text:p text:style-name="P58">template&lt;typename T&gt;</text:p>
      <text:p text:style-name="P58">Vector2&lt;T&gt; &amp;Vector2&lt;T&gt;::operator=(const Vector2 &amp;other)</text:p>
      <text:p text:style-name="P58">{</text:p>
      <text:p text:style-name="P58"><text:tab/>if (this != &amp;other)</text:p>
      <text:p text:style-name="P58"><text:tab/>{</text:p>
      <text:p text:style-name="P58"><text:tab/><text:tab/>x_ = other.x_;</text:p>
      <text:p text:style-name="P58"><text:tab/><text:tab/>y_ = other.y_;</text:p>
      <text:p text:style-name="P58"><text:tab/>}</text:p>
      <text:p text:style-name="P58"><text:tab/>return *this;</text:p>
      <text:p text:style-name="P58">}</text:p>
      <text:p text:style-name="P58"><text:soft-page-break/>template&lt;typename T&gt;</text:p>
      <text:p text:style-name="P58">Vector2&lt;T&gt; &amp;Vector2&lt;T&gt;::operator=(Vector2 &amp;&amp;other) noexcept</text:p>
      <text:p text:style-name="P58">{</text:p>
      <text:p text:style-name="P58"><text:tab/>if (this != &amp;other)</text:p>
      <text:p text:style-name="P58"><text:tab/>{</text:p>
      <text:p text:style-name="P58"><text:tab/><text:tab/>x_ = std::move(other.x_);</text:p>
      <text:p text:style-name="P58"><text:tab/><text:tab/>y_ = std::move(other.y_);</text:p>
      <text:p text:style-name="P58"><text:tab/>}</text:p>
      <text:p text:style-name="P58"><text:tab/>return *this;</text:p>
      <text:p text:style-name="P58">}</text:p>
      <text:p text:style-name="P58">template&lt;typename T&gt;</text:p>
      <text:p text:style-name="P58">bool Vector2&lt;T&gt;::operator==(const Vector2 &amp;other) const</text:p>
      <text:p text:style-name="P58">{</text:p>
      <text:p text:style-name="P58"><text:tab/>return x_ == other.x_ &amp;&amp; y_ == other.y_;</text:p>
      <text:p text:style-name="P58">}</text:p>
      <text:p text:style-name="P58">template&lt;typename T&gt;</text:p>
      <text:p text:style-name="P58">bool Vector2&lt;T&gt;::operator&lt;(const Vector2 &amp;other) const</text:p>
      <text:p text:style-name="P58">{</text:p>
      <text:p text:style-name="P58"><text:tab/>if (x_ == other.x_)</text:p>
      <text:p text:style-name="P58"><text:tab/>{</text:p>
      <text:p text:style-name="P58"><text:tab/><text:tab/>return y_ &lt; other.y_;</text:p>
      <text:p text:style-name="P58"><text:tab/>}</text:p>
      <text:p text:style-name="P58"><text:tab/>return x_ &lt; other.x_;</text:p>
      <text:p text:style-name="P58">}</text:p>
      <text:p text:style-name="P58"/>
      <text:p text:style-name="P42"><text:bookmark-start text:name="__DdeLink__869_471130600"/><text:span text:style-name="T38">Название</text:span> файла: <text:span text:style-name="T45">stc/</text:span><text:span text:style-name="T46">Movement</text:span><text:span text:style-name="T45">/</text:span><text:span text:style-name="T46">Aliases.hpp</text:span></text:p>
      <text:p text:style-name="P56"/>
      <text:p text:style-name="P58">#pragma once</text:p>
      <text:p text:style-name="P58">#include "../Math/Vector2.hpp"</text:p>
      <text:p text:style-name="P58">#include &lt;cstdint&gt;</text:p>
      <text:p text:style-name="P58"/>
      <text:p text:style-name="P58">using Position = Vector2&lt;int32_t&gt;;</text:p>
      <text:p text:style-name="P58">using Dimension = Vector2&lt;int32_t&gt;;<text:bookmark-end text:name="__DdeLink__869_471130600"/></text:p>
      <text:p text:style-name="P58"/>
      <text:p text:style-name="P42"><text:span text:style-name="T38">Название</text:span> файла: <text:span text:style-name="T45">stc/</text:span><text:span text:style-name="T46">Movement</text:span><text:span text:style-name="T45">/</text:span><text:span text:style-name="T46">Direction.hpp</text:span></text:p>
      <text:p text:style-name="P56"/>
      <text:p text:style-name="P58">#pragma once</text:p>
      <text:p text:style-name="P58">#include "../Math/Vector2.hpp"</text:p>
      <text:p text:style-name="P58">#include "../Entities/Interface/EntityInterface.hpp"</text:p>
      <text:p text:style-name="P58">#include &lt;vector&gt;</text:p>
      <text:p text:style-name="P58"/>
      <text:p text:style-name="P58">enum DIRECTION {</text:p>
      <text:p text:style-name="P58"><text:tab/>none, left_up, up, right_up, right, right_bottom, down, left_down, left</text:p>
      <text:p text:style-name="P58">};</text:p>
      <text:p text:style-name="P58"/>
      <text:p text:style-name="P58">class Direction {</text:p>
      <text:p text:style-name="P58"><text:s/>private:</text:p>
      <text:p text:style-name="P58"><text:s text:c="2"/>const std::vector&lt;Vector2&lt;int32_t&gt;&gt; possible_moves_ = {{0, <text:s/>0},</text:p>
      <text:p text:style-name="P58"><text:tab/><text:tab/><text:tab/><text:tab/><text:tab/><text:tab/><text:tab/><text:tab/><text:tab/><text:tab/><text:tab/><text:tab/><text:tab/><text:tab/> {-1, -1},</text:p>
      <text:p text:style-name="P58"><text:tab/><text:tab/><text:tab/><text:tab/><text:tab/><text:tab/><text:tab/><text:tab/><text:tab/><text:tab/><text:tab/><text:tab/><text:tab/><text:tab/> {-1, 0},</text:p>
      <text:p text:style-name="P58"><text:soft-page-break/><text:tab/><text:tab/><text:tab/><text:tab/><text:tab/><text:tab/><text:tab/><text:tab/><text:tab/><text:tab/><text:tab/><text:tab/><text:tab/><text:tab/> {-1, 1},</text:p>
      <text:p text:style-name="P58"><text:tab/><text:tab/><text:tab/><text:tab/><text:tab/><text:tab/><text:tab/><text:tab/><text:tab/><text:tab/><text:tab/><text:tab/><text:tab/><text:tab/> {0, <text:s/>1},</text:p>
      <text:p text:style-name="P58"><text:tab/><text:tab/><text:tab/><text:tab/><text:tab/><text:tab/><text:tab/><text:tab/><text:tab/><text:tab/><text:tab/><text:tab/><text:tab/><text:tab/> {1, <text:s/>1},</text:p>
      <text:p text:style-name="P58"><text:tab/><text:tab/><text:tab/><text:tab/><text:tab/><text:tab/><text:tab/><text:tab/><text:tab/><text:tab/><text:tab/><text:tab/><text:tab/><text:tab/> {1, <text:s/>0},</text:p>
      <text:p text:style-name="P58"><text:tab/><text:tab/><text:tab/><text:tab/><text:tab/><text:tab/><text:tab/><text:tab/><text:tab/><text:tab/><text:tab/><text:tab/><text:tab/><text:tab/> {1, <text:s/>-1},</text:p>
      <text:p text:style-name="P58"><text:tab/><text:tab/><text:tab/><text:tab/><text:tab/><text:tab/><text:tab/><text:tab/><text:tab/><text:tab/><text:tab/><text:tab/><text:tab/><text:tab/> {0, <text:s/>-1}};</text:p>
      <text:p text:style-name="P58"><text:s text:c="2"/>Direction() = default;</text:p>
      <text:p text:style-name="P58"><text:s/>public:</text:p>
      <text:p text:style-name="P58"><text:s text:c="2"/>Direction(const Direction &amp;) = delete;</text:p>
      <text:p text:style-name="P58"><text:s text:c="2"/>void operator=(const Direction &amp;) = delete;</text:p>
      <text:p text:style-name="P58"/>
      <text:p text:style-name="P58"><text:s text:c="2"/>static Direction &amp;getInstance()</text:p>
      <text:p text:style-name="P58"><text:s text:c="2"/>{</text:p>
      <text:p text:style-name="P58"><text:tab/> <text:s/>static Direction instance;</text:p>
      <text:p text:style-name="P58"><text:tab/> <text:s/>return instance;</text:p>
      <text:p text:style-name="P58"><text:s text:c="2"/>}</text:p>
      <text:p text:style-name="P58"><text:s text:c="2"/>Position calculate_position(const Position &amp;old, DIRECTION direction);</text:p>
      <text:p text:style-name="P58">};</text:p>
      <text:p text:style-name="P58"/>
      <text:p text:style-name="P42"><text:span text:style-name="T38">Название</text:span> файла: <text:span text:style-name="T45">stc/</text:span><text:span text:style-name="T46">Movement</text:span><text:span text:style-name="T45">/</text:span><text:span text:style-name="T46">Direction.cpp</text:span></text:p>
      <text:p text:style-name="P56"/>
      <text:p text:style-name="P58">#include "Direction.hpp"</text:p>
      <text:p text:style-name="P58"/>
      <text:p text:style-name="P58">Position Direction::calculate_position(const Position &amp;old, DIRECTION direction)</text:p>
      <text:p text:style-name="P58">{</text:p>
      <text:p text:style-name="P58"><text:tab/>return old + possible_moves_[direction];</text:p>
      <text:p text:style-name="P59"><text:span text:style-name="T27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DM Sans" svg:font-family="'DM Sans', sans-serif"/>
    <style:font-face style:name="JetBrains Mono" svg:font-family="'JetBrains Mono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5" svg:font-family="'Times New Roman'" style:font-adornments="Полужирный Курсив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line-height="150%" fo:text-align="justify" style:justify-single-word="false" fo:orphans="2" fo:widows="2" fo:text-indent="0.4925in" style:auto-text-indent="false" style:page-number="auto"/>
      <style:text-properties style:font-name="Times New Roman3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in" fo:margin-bottom="0in" style:contextual-spacing="false" fo:text-align="center" style:justify-single-word="false" fo:text-indent="0in" style:auto-text-indent="false" style:page-number="auto"/>
      <style:text-properties fo:text-transform="uppercase" style:font-name="Times New Roman2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in" fo:margin-bottom="0in" style:contextual-spacing="false" fo:text-align="justify" style:justify-single-word="false" fo:text-indent="0.4925in" style:auto-text-indent="false" style:page-number="auto"/>
      <style:text-properties style:font-name="Times New Roman4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in" fo:margin-right="0in" fo:margin-top="0in" fo:margin-bottom="0in" style:contextual-spacing="false" fo:text-align="justify" style:justify-single-word="false" fo:text-indent="0.4925in" style:auto-text-indent="false" style:page-number="auto"/>
      <style:text-properties style:font-name="Times New Roman5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align="justify" style:justify-single-word="false" fo:orphans="2" fo:widows="2" fo:text-indent="0.4925in" style:auto-text-indent="false" style:vertical-align="auto">
        <style:tab-stops>
          <style:tab-stop style:position="0.4925in"/>
        </style:tab-stops>
      </style:paragraph-properties>
      <style:text-properties fo:font-size="14pt" fo:language="ru" fo:country="RU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35in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6T14:07:55.262000000</meta:creation-date>
    <meta:editing-duration>PT4H22M30S</meta:editing-duration>
    <meta:editing-cycles>50</meta:editing-cycles>
    <meta:generator>LibreOffice/7.3.7.2$Linux_X86_64 LibreOffice_project/30$Build-2</meta:generator>
    <dc:date>2023-09-17T22:39:31.726345705</dc:date>
    <meta:document-statistic meta:table-count="2" meta:image-count="0" meta:object-count="0" meta:page-count="16" meta:paragraph-count="533" meta:word-count="2003" meta:character-count="17593" meta:non-whitespace-character-count="15579"/>
  </office:meta>
</office:document-meta>
</file>